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2e49" officeooo:paragraph-rsid="00102e49"/>
    </style:style>
    <style:style style:name="P2" style:family="paragraph" style:parent-style-name="Standard">
      <style:text-properties style:font-name="Arial" officeooo:rsid="00115ab1" officeooo:paragraph-rsid="00115a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avaliativa – Lucas Beraldi de Souza Oliveira.</text:p>
      <text:p text:style-name="P1"/>
      <text:p text:style-name="P1">01- O JavaScript é uma linguagem de programação interpretada.</text:p>
      <text:p text:style-name="P1"/>
      <text:p text:style-name="P1">02- Uma linguagem interpretada executa os comandos ordenados a partir do codigo fonte do programa, o programa executa o código linha a linha, interpreta e executa conforme o que foi escrito.</text:p>
      <text:p text:style-name="P1"/>
      <text:p text:style-name="P1">Uma linguagem que utiliza a forma compilada, necessita que o código seja compilado em um programa executável que é executado diretamente pelo processador, a compilação transforma o código fonte em uma linguagem que é interpretada pela maquina.</text:p>
      <text:p text:style-name="P1"/>
      <text:p text:style-name="P1">03- <text:s/>O JavaScript é uma linguagem fracamente tipada.</text:p>
      <text:p text:style-name="P1"/>
      <text:p text:style-name="P1">04- Uma linguagem fortemente tipada classifica / determina o tipo de variável que sera utilizada, essa classificação é feita ao declarar a variável, nesse tipo de variável o tipo de dado salvo na variável não pode ser mudado.</text:p>
      <text:p text:style-name="P1"/>
      <text:p text:style-name="P1">Uma linguagem fracamente tipada é aquela que não tem uma classificação / determinação, isso significa que os dados salvos na variável é verificado durante a execução do código, sendo possível alterar os tipos de dados usado.</text:p>
      <text:p text:style-name="P1"/>
      <text:p text:style-name="P1">05- A declaração de variável em JS é baseada no escopo do bloco do código, a palavra reservada “var” é utilizada em um escopo global, isso significa que ela pode ser usada em diferentes partes de um código, como dentro e fora de um “if” ou “for”.</text:p>
      <text:p text:style-name="P1"/>
      <text:p text:style-name="P1">A palavra reservada “let” é restrita ao escopo ou bloco ao qual ela foi declarada, não sendo possível utilizar a variável fora do bloco.</text:p>
      <text:p text:style-name="P1"/>
      <text:p text:style-name="P1">06- Para se declarar uma constante em JavaScript utilizasse a palavra reservada “const”.</text:p>
      <text:p text:style-name="P1"/>
      <text:p text:style-name="P1">07- O operador logico “==” compara apenas o valor das duas variáveis, sem comparar o tipo de dado, por exemplo, se for comparar uma string com um valor inteiro utilizando “==”, os valores serao transformados para um tipo de dado em comum e então compardo.</text:p>
      <text:p text:style-name="P1"/>
      <text:p text:style-name="P1">O operador logico “===” compara não só o valor do dado, mas também o seu tipo, isso significa que ele só retornara “true” caso os dois dados forem do mesmo tipo.</text:p>
      <text:p text:style-name="P1"/>
      <text:p text:style-name="P1">08- Sera retornado o valor ( *** ) no console do navegador.</text:p>
      <text:p text:style-name="P1"/>
      <text:p text:style-name="P1">09- Sera retornado o valor ( 20 ) no console do navegador.</text:p>
      <text:p text:style-name="P1"/>
      <text:p text:style-name="P1">10- Sera retornado o valor ( 12 ) no console do navegador.</text:p>
      <text:p text:style-name="P1"/>
      <text:p text:style-name="P1">11- Sera retornado o valor ( 8 ) no console do navegador.</text:p>
      <text:p text:style-name="P1"/>
      <text:p text:style-name="P1">12- Sera retornado o valor ( 100 ) no console do navegador.</text:p>
      <text:p text:style-name="P1"/>
      <text:p text:style-name="P1">13- Sera retornado o valor ( Banana e Abacaxi ) no console do navegador.</text:p>
      <text:p text:style-name="P1"/>
      <text:p text:style-name="P1">14- Sera retornado o valor ( Banana, Maçã, Morango, Manga, Abacaxi ) no console do navegador.</text:p>
      <text:p text:style-name="P1"><text:soft-page-break/>15- Um DOM é um tipo de documento ou interface de programação que torna possível que os programadores manipulem os dados e objetos de um documento HTML ou XML, geralmente por meio de JavaScript, desta forma, é possível tornar páginas web dinâmicas e interativas.</text:p>
      <text:p text:style-name="P2"/>
      <text:p text:style-name="P2">16- Ao criar uma tag em HTML nos podemos atribuir um Id ou uma classe, utilizamos getElementById / getElementsByTagName / getElementsByClassName, dependendo do tipo de tag que utilizamos</text:p>
      <text:p text:style-name="P2"/>
      <text:p text:style-name="P2">getElementById para tags com id atribuído.</text:p>
      <text:p text:style-name="P2"/>
      <text:p text:style-name="P2">getElementsByTagName para usar o próprio nome da tag.</text:p>
      <text:p text:style-name="P2"/>
      <text:p text:style-name="P2">GetElementsByClassName para tags com classe atribuí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9:24:00.379000000</meta:creation-date>
    <dc:date>2023-05-03T20:27:49.418000000</dc:date>
    <meta:editing-duration>PT1H3M49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24" meta:word-count="508" meta:character-count="2989" meta:non-whitespace-character-count="2503"/>
  </office:meta>
</office:document-meta>
</file>